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70000303A00000CF49EADB3FD.svm"/>
  <manifest:file-entry manifest:media-type="" manifest:full-path="Pictures/20000007000034E900002085D63B6ABB.svm"/>
  <manifest:file-entry manifest:media-type="" manifest:full-path="Pictures/2000000700000EBF0000082248D62CF7.svm"/>
  <manifest:file-entry manifest:media-type="" manifest:full-path="Pictures/20000007000027F6000048E4EB1F8CBF.svm"/>
  <manifest:file-entry manifest:media-type="" manifest:full-path="Pictures/20000007000017D700000771A5B51FAA.svm"/>
  <manifest:file-entry manifest:media-type="" manifest:full-path="Pictures/200000070000098200000E32D560DFA9.svm"/>
  <manifest:file-entry manifest:media-type="" manifest:full-path="Pictures/200000070000098200000DC856BD0AFD.svm"/>
  <manifest:file-entry manifest:media-type="" manifest:full-path="Pictures/200000070000136E00000868C9B920BB.svm"/>
  <manifest:file-entry manifest:media-type="" manifest:full-path="Pictures/200000070000706F00006945BBFC6A36.svm"/>
  <manifest:file-entry manifest:media-type="" manifest:full-path="Pictures/200000070000471A00003DDECEAFECA5.svm"/>
  <manifest:file-entry manifest:media-type="" manifest:full-path="Pictures/2000000700001F8E0000095FBAD02037.svm"/>
  <manifest:file-entry manifest:media-type="" manifest:full-path="Pictures/2000000700001BF90000088BA8CF900A.svm"/>
  <manifest:file-entry manifest:media-type="" manifest:full-path="Pictures/200000070000170300000A0FD5BF7EC5.svm"/>
  <manifest:file-entry manifest:media-type="" manifest:full-path="Pictures/200000070000405900002C1892030B47.svm"/>
  <manifest:file-entry manifest:media-type="" manifest:full-path="Pictures/20000007000021C20000151565C6FF99.svm"/>
  <manifest:file-entry manifest:media-type="" manifest:full-path="Pictures/2000000700003F6200001F6B7C97BE92.svm"/>
  <manifest:file-entry manifest:media-type="" manifest:full-path="Pictures/20000007000011C70000072B7AB3546E.svm"/>
  <manifest:file-entry manifest:media-type="" manifest:full-path="Pictures/200000070000155C0000095FB62B381E.svm"/>
  <manifest:file-entry manifest:media-type="" manifest:full-path="Pictures/200000070000153900000FD90C442014.svm"/>
  <manifest:file-entry manifest:media-type="" manifest:full-path="Pictures/200000070000331F00001D130179092B.svm"/>
  <manifest:file-entry manifest:media-type="" manifest:full-path="Pictures/20000007000013D80000074EDA4D05F6.svm"/>
  <manifest:file-entry manifest:media-type="" manifest:full-path="Pictures/20000007000013270000072B48EDB218.svm"/>
  <manifest:file-entry manifest:media-type="" manifest:full-path="Pictures/20000007000044E5000027D31969386B.svm"/>
  <manifest:file-entry manifest:media-type="" manifest:full-path="Pictures/20000007000017FA00000845935827F2.svm"/>
  <manifest:file-entry manifest:media-type="" manifest:full-path="Pictures/20000007000015A20000086815ACE844.svm"/>
  <manifest:file-entry manifest:media-type="" manifest:full-path="Pictures/2000000700000C2100000795C4D74FA9.svm"/>
  <manifest:file-entry manifest:media-type="" manifest:full-path="Pictures/200000070000338900000868870F2818.svm"/>
  <manifest:file-entry manifest:media-type="" manifest:full-path="Pictures/2000000700000DC8000011A3AAF7BB9C.svm"/>
  <manifest:file-entry manifest:media-type="" manifest:full-path="Pictures/2000000700003ED50000489E1AFC004A.svm"/>
  <manifest:file-entry manifest:media-type="" manifest:full-path="Pictures/20000007000047CA0000364A30E69F96.svm"/>
  <manifest:file-entry manifest:media-type="" manifest:full-path="Pictures/20000007000012540000093C9805DBD9.svm"/>
  <manifest:file-entry manifest:media-type="" manifest:full-path="Pictures/20000007000046D300003154372D9B6A.svm"/>
  <manifest:file-entry manifest:media-type="" manifest:full-path="Pictures/20000007000017D700000AE308D1F103.svm"/>
  <manifest:file-entry manifest:media-type="" manifest:full-path="Pictures/2000000700002135000026B89BBC1814.svm"/>
  <manifest:file-entry manifest:media-type="" manifest:full-path="Pictures/2000000700000FFC00000C8AD148602F.svm"/>
  <manifest:file-entry manifest:media-type="" manifest:full-path="Pictures/20000007000036D7000026FFCAABDB81.svm"/>
  <manifest:file-entry manifest:media-type="" manifest:full-path="Pictures/200000070000371E00002C5F92E77C73.svm"/>
  <manifest:file-entry manifest:media-type="" manifest:full-path="Pictures/200000070000509B000010AD6533A001.svm"/>
  <manifest:file-entry manifest:media-type="" manifest:full-path="Pictures/20000007000043EE00002D3262773022.svm"/>
  <manifest:file-entry manifest:media-type="" manifest:full-path="Pictures/2000000700000BDA0000093C68406A2A.svm"/>
  <manifest:file-entry manifest:media-type="" manifest:full-path="Pictures/200000070000299D00001A98383FC3AD.svm"/>
  <manifest:file-entry manifest:media-type="" manifest:full-path="Pictures/20000007000051D9000014426BAC7B21.svm"/>
  <manifest:file-entry manifest:media-type="" manifest:full-path="Pictures/2000000700002EB600003365D75DBDE3.svm"/>
  <manifest:file-entry manifest:media-type="" manifest:full-path="Pictures/2000000700000FB6000008225A27DC5C.svm"/>
  <manifest:file-entry manifest:media-type="" manifest:full-path="Pictures/200000070000232300003CC40A12CF2B.svm"/>
  <manifest:file-entry manifest:media-type="" manifest:full-path="Pictures/2000000700005D25000043A874660631.svm"/>
  <manifest:file-entry manifest:media-type="" manifest:full-path="Pictures/20000007000015E900000707E6F76D64.svm"/>
  <manifest:file-entry manifest:media-type="" manifest:full-path="Pictures/2000000700000E5500000D170940415A.svm"/>
  <manifest:file-entry manifest:media-type="" manifest:full-path="Pictures/20000007000029E4000026DC1E75F5F8.svm"/>
  <manifest:file-entry manifest:media-type="" manifest:full-path="Pictures/20000007000007B800000845AAEB43F5.svm"/>
  <manifest:file-entry manifest:media-type="" manifest:full-path="Pictures/200000070000445800002D32B47DEE59.svm"/>
  <manifest:file-entry manifest:media-type="" manifest:full-path="Pictures/2000000700002511000031312A19FB5B.svm"/>
  <manifest:file-entry manifest:media-type="" manifest:full-path="Pictures/20000007000010AD000006E4A0C394CA.svm"/>
  <manifest:file-entry manifest:media-type="" manifest:full-path="Pictures/2000000700002250000008D2037A7BA2.svm"/>
  <manifest:file-entry manifest:media-type="" manifest:full-path="Pictures/200000070000366D00002C185BD6C73B.svm"/>
  <manifest:file-entry manifest:media-type="" manifest:full-path="Pictures/20000007000046B0000030C7AEA7CC98.svm"/>
  <manifest:file-entry manifest:media-type="" manifest:full-path="Pictures/2000000700000B7000000BDAF9F786CD.svm"/>
  <manifest:file-entry manifest:media-type="" manifest:full-path="Pictures/2000000700000FB600000FB621DF68B7.svm"/>
  <manifest:file-entry manifest:media-type="" manifest:full-path="Pictures/2000000700001231000007B8991D9497.svm"/>
  <manifest:file-entry manifest:media-type="" manifest:full-path="Pictures/20000007000053EA0000387FE1FB5EF2.svm"/>
  <manifest:file-entry manifest:media-type="" manifest:full-path="Pictures/20000007000024A700001231BD35513F.svm"/>
  <manifest:file-entry manifest:media-type="" manifest:full-path="Pictures/2000000700001E2D000009A60A272DCF.svm"/>
  <manifest:file-entry manifest:media-type="" manifest:full-path="Pictures/20000007000025C100000C2116C445C8.svm"/>
  <manifest:file-entry manifest:media-type="" manifest:full-path="Pictures/20000007000025C100003B63184B799A.svm"/>
  <manifest:file-entry manifest:media-type="" manifest:full-path="Pictures/20000007000009EC000007FE30A08E29.svm"/>
  <manifest:file-entry manifest:media-type="" manifest:full-path="Pictures/2000000700000A9D00000B06D9CD10D5.svm"/>
  <manifest:file-entry manifest:media-type="" manifest:full-path="Pictures/20000007000014F20000088B291F9F39.svm"/>
  <manifest:file-entry manifest:media-type="" manifest:full-path="Pictures/200000070000095F000007FE7B845ACE.svm"/>
  <manifest:file-entry manifest:media-type="" manifest:full-path="Pictures/200000070000343900001CF050C7EE1A.svm"/>
  <manifest:file-entry manifest:media-type="" manifest:full-path="Pictures/20000007000023B0000023236257F005.svm"/>
  <manifest:file-entry manifest:media-type="" manifest:full-path="Pictures/2000000700002B68000017D718DF64EE.svm"/>
  <manifest:file-entry manifest:media-type="" manifest:full-path="Pictures/20000007000014420000088BFBC15F3A.svm"/>
  <manifest:file-entry manifest:media-type="" manifest:full-path="Pictures/20000007000012E1000008AF3399E6A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 style:list-style-name="L1">
      <style:text-properties style:font-name="Arial"/>
    </style:style>
    <style:style style:name="P7" style:family="paragraph" style:parent-style-name="Standard">
      <style:paragraph-properties fo:margin-left="1.48cm" fo:margin-right="0cm" fo:text-indent="0cm" style:auto-text-indent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Cad Step by Step Tutorial</text:p>
      <text:p text:style-name="P2">Copyright © 2006 David Jahshan: kicad at iridec.com.au</text:p>
      <text:p text:style-name="P3"><text:span text:style-name="T1">Copyright:</text:span> Please freely copy and distribute (sell or give away) this document in any format. Send any corrections and comments to the document maintainer. You may create a derivative work and distribute it provided that:</text:p>
      <text:p text:style-name="P3"><text:s text:c="3"/>1. If it's not a translation: Email a copy of your derivative work to the author.</text:p>
      <text:p text:style-name="P3"><text:s text:c="3"/>2. License the derivative work in the spirit of the GPL. Include a copyright notice and at least a pointer to the license used.</text:p>
      <text:p text:style-name="P3"><text:s text:c="3"/>3. Give due credit to previous authors and major contributors.</text:p>
      <text:p text:style-name="P3">If you're considering making a derived work other than a translation, it's requested that you discuss your plans with the current maintainer.</text:p>
      <text:p text:style-name="P3"><text:span text:style-name="T1">Disclaimer:</text:span> While care was taken in preparing this document, there are likely a number of errors in this document. Please let the author know about them. Since this is free documentation, the author will not be held legally responsible for any errors.</text:p>
      <text:p text:style-name="P4">Trademarks: <text:span text:style-name="T2">Any brand names should be assumed to be a trademark. Such trademarks belong to their respective owners.</text:span></text:p>
      <text:p text:style-name="Horizontal_20_Line"/>
      <text:p text:style-name="P3"><text:span text:style-name="T1">KiCad</text:span> is a open source (GPL) integrated package for schematic circuit capture and PCB layout.</text:p>
      <text:p text:style-name="Standard"><text:span text:style-name="T3">Before you start, you will need an installed copy of KiCad. This tutorial assumes that KiCad is installed at </text:span><text:a xlink:type="simple" xlink:href="/C:/Kicad"><text:span text:style-name="T4">C:\Kicad</text:span></text:a><text:span text:style-name="T3">. You can download a copy from </text:span><text:a xlink:type="simple" xlink:href="http://www.lis.inpg.fr/realise_au_lis/kicad/"><text:span text:style-name="T4">http://www.lis.inpg.fr/realise_au_lis/kicad/</text:span></text:a></text:p>
      <text:p text:style-name="P5">Installation instructions are available on the web site under Infos:Install </text:p>
      <text:p text:style-name="P5"/>
      <text:list text:style-name="L1">
        <text:list-item>
          <text:p text:style-name="P6">Run “KiCad.exe”.</text:p>
        </text:list-item>
        <text:list-item>
          <text:p text:style-name="P6">You are now in the Main Window.</text:p>
        </text:list-item>
        <text:list-item>
          <text:p text:style-name="P6">Create a new project: “Projects” -&gt; “New Project Descr”.</text:p>
        </text:list-item>
        <text:list-item>
          <text:p text:style-name="P6"><draw:frame draw:style-name="fr1" draw:name="graphics1" text:anchor-type="paragraph" svg:width="8.692cm" svg:height="6.997cm" draw:z-index="0"><draw:image xlink:href="Pictures/200000070000371E00002C5F92E77C73.svm" xlink:type="simple" xlink:show="embed" xlink:actuate="onLoad"/></draw:frame>Click on “Create New Folder” button, and name the new folder “tute1”.</text:p>
        </text:list-item>
        <text:list-item>
          <text:p text:style-name="P6"><draw:frame draw:style-name="fr1" draw:name="graphics2" text:anchor-type="paragraph" svg:width="14.222cm" svg:height="3.521cm" draw:z-index="1"><draw:image xlink:href="Pictures/20000007000051D9000014426BAC7B21.svm" xlink:type="simple" xlink:show="embed" xlink:actuate="onLoad"/></draw:frame>Open the new directory by double clicking on it.</text:p>
        </text:list-item>
        <text:list-item>
          <text:p text:style-name="P6">Enter the name of the project in “File Name”, in this tutorial we will call it “tute1”.</text:p>
        </text:list-item>
        <text:list-item>
          <text:p text:style-name="P6"><draw:frame draw:style-name="fr2" draw:name="graphics3" text:anchor-type="paragraph" svg:width="14.078cm" svg:height="2.565cm" draw:z-index="2"><draw:image xlink:href="Pictures/200000070000509B000010AD6533A001.svm" xlink:type="simple" xlink:show="embed" xlink:actuate="onLoad"/></draw:frame>Click on “Save”. You should notice the project name should change to “tute1”.</text:p>
        </text:list-item>
        <text:list-item>
          <text:p text:style-name="P6"><draw:frame draw:style-name="fr2" draw:name="graphics4" text:anchor-type="paragraph" svg:width="3.336cm" svg:height="3.013cm" draw:z-index="3"><draw:image xlink:href="Pictures/2000000700000FB600000FB621DF68B7.svm" xlink:type="simple" xlink:show="embed" xlink:actuate="onLoad"/></draw:frame>Double click on “tute1.sch”.</text:p>
        </text:list-item>
        <text:list-item>
          <text:p text:style-name="P6">An “Infos” window will appear informing you it is a new project. Click “OK”.</text:p>
        </text:list-item>
        <text:list-item>
          <text:p text:style-name="P6">You are now in the “EESchema” window. This window is used for entering <text:s/>schematics.</text:p>
        </text:list-item>
        <text:list-item>
          <text:p text:style-name="P6">You should first save the schematic project: “Files” -&gt; “Save Schematic Project”.</text:p>
        </text:list-item>
        <text:list-item>
          <text:p text:style-name="P6"><draw:frame draw:style-name="fr1" draw:name="graphics5" text:anchor-type="paragraph" svg:width="5.9cm" svg:height="5.81cm" draw:z-index="4"><draw:image xlink:href="Pictures/20000007000023B0000023236257F005.svm" xlink:type="simple" xlink:show="embed" xlink:actuate="onLoad"/></draw:frame>Click the “page settings” button on the top toolbar.</text:p>
        </text:list-item>
        <text:list-item>
          <text:p text:style-name="P6"><draw:frame draw:style-name="fr2" draw:name="graphics44" text:anchor-type="paragraph" svg:width="3.829cm" svg:height="1.681cm" draw:z-index="43"><draw:image xlink:href="Pictures/200000070000155C0000095FB62B381E.svm" xlink:type="simple" xlink:show="embed" xlink:actuate="onLoad"/></draw:frame>Select the “page size” as “A4” and the “Title” as “Tute 1”.</text:p>
        </text:list-item>
        <text:list-item>
          <text:p text:style-name="P6">Click on the “Add components” button found in the right toolbar.</text:p>
        </text:list-item>
        <text:list-item>
          <text:p text:style-name="P6"><draw:frame draw:style-name="fr1" draw:name="graphics6" text:anchor-type="paragraph" svg:width="2.63cm" svg:height="3.367cm" draw:z-index="5"><draw:image xlink:href="Pictures/2000000700000DC8000011A3AAF7BB9C.svm" xlink:type="simple" xlink:show="embed" xlink:actuate="onLoad"/></draw:frame>Click in the middle of the screen where you want to place your first component. </text:p>
        </text:list-item>
        <text:list-item>
          <text:p text:style-name="P6">A “Component selection” window will appear. </text:p>
        </text:list-item>
        <text:list-item>
          <text:p text:style-name="P6"><draw:frame draw:style-name="fr1" draw:name="graphics7" text:anchor-type="paragraph" svg:width="7.77cm" svg:height="4.42cm" draw:z-index="6"><draw:image xlink:href="Pictures/200000070000331F00001D130179092B.svm" xlink:type="simple" xlink:show="embed" xlink:actuate="onLoad"/></draw:frame>Click on “List All”. The “Select Lib” window will appear.</text:p>
        </text:list-item>
        <text:list-item>
          <text:p text:style-name="P6"><draw:frame draw:style-name="fr1" draw:name="graphics8" text:anchor-type="paragraph" svg:width="5.549cm" svg:height="7.362cm" draw:z-index="7"><draw:image xlink:href="Pictures/2000000700002511000031312A19FB5B.svm" xlink:type="simple" xlink:show="embed" xlink:actuate="onLoad"/></draw:frame>Double click on “device”.</text:p>
        </text:list-item>
        <text:list-item>
          <text:p text:style-name="P6">The “Select Part” window will appear. </text:p>
        </text:list-item>
        <text:list-item>
          <text:p text:style-name="P6"><draw:frame draw:style-name="fr1" draw:name="graphics9" text:anchor-type="paragraph" svg:width="5.606cm" svg:height="8.818cm" draw:z-index="8"><draw:image xlink:href="Pictures/20000007000025C100003B63184B799A.svm" xlink:type="simple" xlink:show="embed" xlink:actuate="onLoad"/></draw:frame>Scroll down and double click on “R”.</text:p>
        </text:list-item>
        <text:list-item>
          <text:p text:style-name="P6">Press 'r' on the keyboard. Notice how the component rotates</text:p>
        </text:list-item>
        <text:list-item>
          <text:p text:style-name="P6">Place the component in the middle of the sheet by left clicking where you want it.</text:p>
        </text:list-item>
        <text:list-item>
          <text:p text:style-name="P6">Click on the magnifier twice to zoom in on the component.</text:p>
        </text:list-item>
        <text:list-item>
          <text:p text:style-name="P6"><draw:frame draw:style-name="fr2" draw:name="graphics10" text:anchor-type="paragraph" svg:width="6.932cm" svg:height="2.228cm" draw:z-index="9"><draw:image xlink:href="Pictures/20000007000025C100000C2116C445C8.svm" xlink:type="simple" xlink:show="embed" xlink:actuate="onLoad"/></draw:frame>Right click in the middle of the component.</text:p>
        </text:list-item>
        <text:list-item>
          <text:p text:style-name="P6"><draw:frame draw:style-name="fr1" draw:name="graphics11" text:anchor-type="paragraph" svg:width="5.073cm" svg:height="9.252cm" draw:z-index="10"><draw:image xlink:href="Pictures/20000007000027F6000048E4EB1F8CBF.svm" xlink:type="simple" xlink:show="embed" xlink:actuate="onLoad"/></draw:frame>Select: “Edit Component” -&gt; “Edit”.</text:p>
        </text:list-item>
        <text:list-item>
          <text:p text:style-name="P6">The “Component properties” window will appear.</text:p>
        </text:list-item>
        <text:list-item>
          <text:p text:style-name="P6"><draw:frame draw:style-name="fr1" draw:name="graphics12" text:anchor-type="paragraph" svg:width="8.299cm" svg:height="6.724cm" draw:z-index="11"><draw:image xlink:href="Pictures/200000070000366D00002C185BD6C73B.svm" xlink:type="simple" xlink:show="embed" xlink:actuate="onLoad"/></draw:frame>Select the “Value” tab.</text:p>
        </text:list-item>
        <text:list-item>
          <text:p text:style-name="P6">Replace the current “Value” “R” with “1k”.</text:p>
        </text:list-item>
        <text:list-item>
          <text:p text:style-name="P6">Click “OK”.</text:p>
        </text:list-item>
        <text:list-item>
          <text:p text:style-name="P6"><draw:frame draw:style-name="fr1" draw:name="graphics13" text:anchor-type="paragraph" svg:width="3.267cm" svg:height="3.808cm" draw:z-index="12"><draw:image xlink:href="Pictures/2000000700002135000026B89BBC1814.svm" xlink:type="simple" xlink:show="embed" xlink:actuate="onLoad"/></draw:frame>The value inside the resistor should now be “1k” .</text:p>
        </text:list-item>
        <text:list-item>
          <text:p text:style-name="P6">Place another resistor by clicking on the place you want the resistor to appear.</text:p>
        </text:list-item>
        <text:list-item>
          <text:p text:style-name="P6">The “Component selection:” window will appear.</text:p>
        </text:list-item>
        <text:list-item>
          <text:p text:style-name="P6">The resistor you previously chose is now in your history list appearing as “R”.</text:p>
        </text:list-item>
        <text:list-item>
          <text:p text:style-name="P6"><draw:frame draw:style-name="fr1" draw:name="graphics14" text:anchor-type="paragraph" svg:width="7.938cm" svg:height="4.399cm" draw:z-index="13"><draw:image xlink:href="Pictures/200000070000343900001CF050C7EE1A.svm" xlink:type="simple" xlink:show="embed" xlink:actuate="onLoad"/></draw:frame>Click on “R”.</text:p>
        </text:list-item>
        <text:list-item>
          <text:p text:style-name="P6">Place the resistor on the page</text:p>
        </text:list-item>
        <text:list-item>
          <text:p text:style-name="P6">Repeat and place a third resistor on the page.</text:p>
        </text:list-item>
        <text:list-item>
          <text:p text:style-name="P6">Right click on the second resistor</text:p>
        </text:list-item>
        <text:list-item>
          <text:p text:style-name="P6"><draw:frame draw:style-name="fr1" draw:name="graphics15" text:anchor-type="paragraph" svg:width="4.112cm" svg:height="7.108cm" draw:z-index="14"><draw:image xlink:href="Pictures/200000070000232300003CC40A12CF2B.svm" xlink:type="simple" xlink:show="embed" xlink:actuate="onLoad"/></draw:frame>Click on “Delete Component”. This should remove the component. </text:p>
        </text:list-item>
        <text:list-item>
          <text:p text:style-name="P6">Right click on the third resistor. Select “Move Component”. </text:p>
        </text:list-item>
        <text:list-item>
          <text:p text:style-name="P6">Reposition the component left click to drop. </text:p>
        </text:list-item>
        <text:list-item>
          <text:p text:style-name="P6">Repeat steps 24 to 27 on the third resistor and replace “R” with “100”</text:p>
        </text:list-item>
        <text:list-item>
          <text:p text:style-name="P6">Repeat steps 14 to 20, however this time select “microcontrollers” instead of “device” and “PIC12C508A” instead of “R”.</text:p>
        </text:list-item>
        <text:list-item>
          <text:p text:style-name="P6">Press 'y' and 'x' on the keyboard. Notice how the component is mirrored on it's x and y axis. Press 'y' and 'x' again to return to it's original orientation. </text:p>
        </text:list-item>
        <text:list-item>
          <text:p text:style-name="P6">Place the component on the page.</text:p>
        </text:list-item>
        <text:list-item>
          <text:p text:style-name="P6">Repeat steps 14 to 20, however this time choose “device” and “LED”.</text:p>
        </text:list-item>
        <text:list-item>
          <text:p text:style-name="P6">Organise the components on the page in the following way:</text:p>
          <text:p text:style-name="P6"><draw:frame draw:style-name="fr3" draw:name="graphics16" text:anchor-type="paragraph" svg:x="1.215cm" svg:y="0cm" svg:width="7.532cm" svg:height="5.357cm" draw:z-index="26"><draw:image xlink:href="Pictures/20000007000036D7000026FFCAABDB81.svm" xlink:type="simple" xlink:show="embed" xlink:actuate="onLoad"/></draw:frame></text:p>
        </text:list-item>
        <text:list-item>
          <text:p text:style-name="P6">We will now add a component to the library.</text:p>
        </text:list-item>
        <text:list-item>
          <text:p text:style-name="P6">Click on the “go to library editor” button on the top toolbar.</text:p>
        </text:list-item>
        <text:list-item>
          <text:p text:style-name="P6"><draw:frame draw:style-name="fr1" draw:name="graphics18" text:anchor-type="paragraph" svg:width="5.567cm" svg:height="1.78cm" draw:z-index="16"><draw:image xlink:href="Pictures/2000000700001E2D000009A60A272DCF.svm" xlink:type="simple" xlink:show="embed" xlink:actuate="onLoad"/></draw:frame>This will open the “Libedit” window.</text:p>
        </text:list-item>
        <text:list-item>
          <text:p text:style-name="P6"><draw:frame draw:style-name="fr1" draw:name="graphics19" text:anchor-type="paragraph" svg:width="4.041cm" svg:height="1.767cm" draw:z-index="17"><draw:image xlink:href="Pictures/200000070000170300000A0FD5BF7EC5.svm" xlink:type="simple" xlink:show="embed" xlink:actuate="onLoad"/></draw:frame>Click on the “Select working library” button.</text:p>
        </text:list-item>
        <text:list-item>
          <text:p text:style-name="P6">In the “select lib” window click on “conn”.</text:p>
        </text:list-item>
        <text:list-item>
          <text:p text:style-name="P6">Click on the “New part” button.</text:p>
        </text:list-item>
        <text:list-item>
          <text:p text:style-name="P6"><draw:frame draw:style-name="fr1" draw:name="graphics20" text:anchor-type="paragraph" svg:width="4.438cm" svg:height="2.027cm" draw:z-index="18"><draw:image xlink:href="Pictures/20000007000017D700000AE308D1F103.svm" xlink:type="simple" xlink:show="embed" xlink:actuate="onLoad"/></draw:frame>Name the new part “MYCONN3”.</text:p>
        </text:list-item>
        <text:list-item>
          <text:p text:style-name="P6">Enter the prefix as “J”, and number of parts as “1”. </text:p>
        </text:list-item>
        <text:list-item>
          <text:p text:style-name="P6">If the warning “has a convert drawing” appears click “yes”.</text:p>
        </text:list-item>
        <text:list-item>
          <text:p text:style-name="P6">In the middle of the screen the name of the component should appear. </text:p>
        </text:list-item>
        <text:list-item>
          <text:p text:style-name="P6">Click on the magnifier twice to zoom in on it.</text:p>
        </text:list-item>
        <text:list-item>
          <text:p text:style-name="P6">Click on the “Add Pins” button on the right toolbar.</text:p>
        </text:list-item>
        <text:list-item>
          <text:p text:style-name="P6"><draw:frame draw:style-name="fr1" draw:name="graphics21" text:anchor-type="paragraph" svg:width="1.483cm" svg:height="2.215cm" draw:z-index="19"><draw:image xlink:href="Pictures/200000070000098200000E32D560DFA9.svm" xlink:type="simple" xlink:show="embed" xlink:actuate="onLoad"/></draw:frame>Left click on the screen where you want the pin.</text:p>
        </text:list-item>
        <text:list-item>
          <text:p text:style-name="P6">In the “Pin Properties” box enter pin name as “VCC”, enter pin number as “1”.</text:p>
        </text:list-item>
        <text:list-item>
          <text:p text:style-name="P6">Select “Electrical Type” as “Power Out” then click “OK”. Then place the pin by clicking at <text:s/>the location you would like it to appear.</text:p>
        </text:list-item>
        <text:list-item>
          <text:p text:style-name="P6"><draw:frame draw:style-name="fr1" draw:name="graphics22" text:anchor-type="paragraph" svg:width="9.273cm" svg:height="7.01cm" draw:z-index="20"><draw:image xlink:href="Pictures/20000007000047CA0000364A30E69F96.svm" xlink:type="simple" xlink:show="embed" xlink:actuate="onLoad"/></draw:frame>Repeat steps 59 to 61, this time “Pin Name” should be “INPUT” and 'Pin Number” should be “2”. “Electrical Type” should be “Input”.</text:p>
        </text:list-item>
        <text:list-item>
          <text:p text:style-name="P6">Repeat steps 59 to 61, this time “Pin Name” should be “GND” and “Pin Number” should be “3”. “Electrical Type” should be “Power Out”.</text:p>
        </text:list-item>
        <text:list-item>
          <text:p text:style-name="P6">Arrange the pins and label as shown below step 65.</text:p>
        </text:list-item>
        <text:list-item>
          <text:p text:style-name="P6"><draw:frame draw:style-name="fr2" draw:name="graphics23" text:anchor-type="paragraph" svg:width="2.249cm" svg:height="1.752cm" draw:z-index="22"><draw:image xlink:href="Pictures/2000000700000BDA0000093C68406A2A.svm" xlink:type="simple" xlink:show="embed" xlink:actuate="onLoad"/></draw:frame>Click on the “Add rectangle” button. By left clicking and holding the button down place a rectangle around the pin names.</text:p>
        </text:list-item>
        <text:list-item>
          <text:p text:style-name="P6"><draw:frame draw:style-name="fr1" draw:name="graphics24" text:anchor-type="paragraph" svg:width="7.091cm" svg:height="3.515cm" draw:z-index="21"><draw:image xlink:href="Pictures/2000000700003F6200001F6B7C97BE92.svm" xlink:type="simple" xlink:show="embed" xlink:actuate="onLoad"/></draw:frame>Click on “Save current part into current loaded library (in memory)” on the top toolbar.</text:p>
        </text:list-item>
      </text:list>
      <text:p text:style-name="P5"><draw:frame draw:style-name="fr2" draw:name="graphics26" text:anchor-type="paragraph" svg:width="9.275cm" svg:height="1.512cm" draw:z-index="24"><draw:image xlink:href="Pictures/200000070000338900000868870F2818.svm" xlink:type="simple" xlink:show="embed" xlink:actuate="onLoad"/></draw:frame></text:p>
      <text:list text:style-name="L1" text:continue-numbering="true">
        <text:list-item>
          <text:p text:style-name="P6">Click on “Save current loaded library on disk (file update)” on the top tool bar.</text:p>
        </text:list-item>
        <text:list-item>
          <text:p text:style-name="P6"><draw:frame draw:style-name="fr2" draw:name="graphics25" text:anchor-type="paragraph" svg:width="6.128cm" svg:height="1.575cm" draw:z-index="23"><draw:image xlink:href="Pictures/2000000700002250000008D2037A7BA2.svm" xlink:type="simple" xlink:show="embed" xlink:actuate="onLoad"/></draw:frame>Click “yes” on the confirmation message.</text:p>
        </text:list-item>
        <text:list-item>
          <text:p text:style-name="P6">You can now close the “Libedit” window.</text:p>
        </text:list-item>
        <text:list-item>
          <text:p text:style-name="P6">Return back to the “EeSchema” window.</text:p>
        </text:list-item>
        <text:list-item>
          <text:p text:style-name="P6">Repeat steps 14 to 20, however this time choose “conn” and “MYCONN3”.</text:p>
        </text:list-item>
        <text:list-item>
          <text:p text:style-name="P6">Your newly created part will appear. Choose a location near the second resistor to place this component. Press the 'y' key to mirror it on the y axis. </text:p>
        </text:list-item>
        <text:list-item>
          <text:p text:style-name="P6"><draw:frame draw:style-name="fr1" draw:name="graphics27" text:anchor-type="paragraph" svg:width="8.747cm" svg:height="5.055cm" draw:z-index="27"><draw:image xlink:href="Pictures/20000007000044E5000027D31969386B.svm" xlink:type="simple" xlink:show="embed" xlink:actuate="onLoad"/></draw:frame>The component identifier “J?” will appear under the “MYCONN3” label. Right click on “J?” <text:s/>and click on “move field”. Reposition “J?” to under the pins.</text:p>
        </text:list-item>
        <text:list-item>
          <text:p text:style-name="P6">Click on the “Add powers” button on the right toolbar. </text:p>
        </text:list-item>
        <text:list-item>
          <text:p text:style-name="P6"><draw:frame draw:style-name="fr2" draw:name="graphics28" text:anchor-type="paragraph" svg:width="1.924cm" svg:height="1.993cm" draw:z-index="25"><draw:image xlink:href="Pictures/2000000700000B7000000BDAF9F786CD.svm" xlink:type="simple" xlink:show="embed" xlink:actuate="onLoad"/></draw:frame>Click above the pin of the 1k resistor.</text:p>
        </text:list-item>
        <text:list-item>
          <text:p text:style-name="P6">In the “Component Selection” click on list all.</text:p>
        </text:list-item>
        <text:list-item>
          <text:p text:style-name="P6">Scroll down and select “VCC” in the “Select Part” window.</text:p>
        </text:list-item>
        <text:list-item>
          <text:p text:style-name="P6">Click above the pin of the 1k resistor to place the part.</text:p>
        </text:list-item>
        <text:list-item>
          <text:p text:style-name="P6">Click above the VDD pin near the microcontroller.</text:p>
        </text:list-item>
        <text:list-item>
          <text:p text:style-name="P6">In the “Component Selection history” select “VCC” and click again next to the VDD pin.</text:p>
        </text:list-item>
        <text:list-item>
          <text:p text:style-name="P6">Repeat again and place the VCC pin above the VCC pin of “MYCONN3”.</text:p>
        </text:list-item>
        <text:list-item>
          <text:p text:style-name="P6">Repeat steps 74 to 76 but select GND this time.</text:p>
        </text:list-item>
        <text:list-item>
          <text:p text:style-name="P6">Place the GND pin under the GND pin of “MYCONN3”.</text:p>
        </text:list-item>
        <text:list-item>
          <text:p text:style-name="P6">Place the GND symbol little to the right and below the VSS pin of the microcontroller.</text:p>
        </text:list-item>
      </text:list>
      <text:p text:style-name="P5"><draw:frame draw:style-name="fr1" draw:name="graphics29" text:anchor-type="paragraph" svg:width="11.102cm" svg:height="7.385cm" draw:z-index="28"><draw:image xlink:href="Pictures/20000007000043EE00002D3262773022.svm" xlink:type="simple" xlink:show="embed" xlink:actuate="onLoad"/></draw:frame></text:p>
      <text:list text:style-name="L1" text:continue-numbering="true">
        <text:list-item>
          <text:p text:style-name="P6">Click on the “Add wires” on the right toolbar **Careful not to pick “Add bus” which appears directly beneath but has thicker lines**.</text:p>
        </text:list-item>
        <text:list-item>
          <text:p text:style-name="P6"><draw:frame draw:style-name="fr2" draw:name="graphics17" text:anchor-type="paragraph" svg:width="1.642cm" svg:height="2.379cm" draw:z-index="15"><draw:image xlink:href="Pictures/200000070000098200000DC856BD0AFD.svm" xlink:type="simple" xlink:show="embed" xlink:actuate="onLoad"/></draw:frame>Left click on the little circle on the end of pin 7 of the microcontroller and then on the little circle on pin two of the LED.</text:p>
        </text:list-item>
        <text:list-item>
          <text:p text:style-name="P6">Repeat process to wire up the other components as below.</text:p>
        </text:list-item>
        <text:list-item>
          <text:p text:style-name="P6">When wiring up the VCC and GND symbols, the wire should touch at the bottom of the VCC symbol, and in the middle top of the GND symbol.</text:p>
        </text:list-item>
        <text:list-item>
          <text:p text:style-name="P6"><draw:frame draw:style-name="fr1" draw:name="graphics30" text:anchor-type="paragraph" svg:width="11.024cm" svg:height="7.555cm" draw:z-index="29"><draw:image xlink:href="Pictures/200000070000405900002C1892030B47.svm" xlink:type="simple" xlink:show="embed" xlink:actuate="onLoad"/></draw:frame>Label the nets by clicking on the “Add wire or bus label” button on the right toolbar.</text:p>
        </text:list-item>
        <text:list-item>
          <text:p text:style-name="P6"><draw:frame draw:style-name="fr2" draw:name="graphics31" text:anchor-type="paragraph" svg:width="2.559cm" svg:height="2.007cm" draw:z-index="30"><draw:image xlink:href="Pictures/2000000700000FFC00000C8AD148602F.svm" xlink:type="simple" xlink:show="embed" xlink:actuate="onLoad"/></draw:frame>Click in the middle of the wire between the microcontroller and the LED.</text:p>
        </text:list-item>
        <text:list-item>
          <text:p text:style-name="P6">Enter the name “uCtoLED”.</text:p>
        </text:list-item>
        <text:list-item>
          <text:p text:style-name="P6">Click near the circle (little to the right) of pin 7 to place the net name.</text:p>
        </text:list-item>
        <text:list-item>
          <text:p text:style-name="P6">Name the wire between the resistor and the LED to “LEDtoR”.</text:p>
        </text:list-item>
        <text:list-item>
          <text:p text:style-name="P6">Name the wire between “MYCONN3” to the resistor as “INPUTtoR”.</text:p>
        </text:list-item>
        <text:list-item>
          <text:p text:style-name="P6">Name the line on the right of the 100 ohm resistor as “INPUT”.</text:p>
        </text:list-item>
        <text:list-item>
          <text:p text:style-name="P6">Name the line from pin 6 as “INPUT”. This creates an invisible connection between the two pins labelled “INPUT”. This is a useful technique when connecting wires in a complex design where drawing the lines would make the drawing very messy.</text:p>
        </text:list-item>
        <text:list-item>
          <text:p text:style-name="P6">You do not have to label the VCC and GND lines, the labels are implied from the power objects they are connected to.</text:p>
        </text:list-item>
        <text:list-item>
          <text:p text:style-name="P6"><draw:frame draw:style-name="fr2" draw:name="graphics32" text:anchor-type="paragraph" svg:width="9.054cm" svg:height="5.987cm" draw:z-index="31"><draw:image xlink:href="Pictures/200000070000445800002D32B47DEE59.svm" xlink:type="simple" xlink:show="embed" xlink:actuate="onLoad"/></draw:frame>The program automatically checks for errors therefore any wires that are not connected may generate a warning. To avoid these warnings you can instruct the program that the unconnected wires are deliberate. </text:p>
        </text:list-item>
        <text:list-item>
          <text:p text:style-name="P6">Click on the “Add no connect” flag button on the right toolbar.</text:p>
        </text:list-item>
        <text:list-item>
          <text:p text:style-name="P6"><draw:frame draw:style-name="fr2" draw:name="graphics33" text:anchor-type="paragraph" svg:width="2.506cm" svg:height="2.29cm" draw:z-index="32"><draw:image xlink:href="Pictures/2000000700000E5500000D170940415A.svm" xlink:type="simple" xlink:show="embed" xlink:actuate="onLoad"/></draw:frame>Click on the little circle at the end of lines 2, 3, 4 and 5.</text:p>
        </text:list-item>
        <text:list-item>
          <text:p text:style-name="P6">To add comments on the schematic use the “Add graphics text (comment)” on the right toolbar .</text:p>
        </text:list-item>
        <text:list-item>
          <text:p text:style-name="P6"><draw:frame draw:style-name="fr2" draw:name="graphics34" text:anchor-type="paragraph" svg:width="3.724cm" svg:height="1.519cm" draw:z-index="33"><draw:image xlink:href="Pictures/20000007000014F20000088B291F9F39.svm" xlink:type="simple" xlink:show="embed" xlink:actuate="onLoad"/></draw:frame>The components now need to be given unique identifiers. To do this click on “Schematic Annotation” button.</text:p>
        </text:list-item>
        <text:list-item>
          <text:p text:style-name="P6"><draw:frame draw:style-name="fr2" draw:name="graphics35" text:anchor-type="paragraph" svg:width="4.304cm" svg:height="1.485cm" draw:z-index="34"><draw:image xlink:href="Pictures/20000007000017FA00000845935827F2.svm" xlink:type="simple" xlink:show="embed" xlink:actuate="onLoad"/></draw:frame>In “EESchema Annotation” select “Current Sheet” and “all components”. </text:p>
        </text:list-item>
        <text:list-item>
          <text:p text:style-name="P6"><draw:frame draw:style-name="fr4" draw:name="graphics36" text:anchor-type="paragraph" svg:y="0cm" svg:width="5.976cm" svg:height="5.544cm" draw:z-index="35"><draw:image xlink:href="Pictures/20000007000029E4000026DC1E75F5F8.svm" xlink:type="simple" xlink:show="embed" xlink:actuate="onLoad"/></draw:frame>Click on “Annotate”.</text:p>
        </text:list-item>
        <text:list-item>
          <text:p text:style-name="P6">Click “yes” for the confirmation message.</text:p>
        </text:list-item>
        <text:list-item>
          <text:p text:style-name="P6">Notice how all the “?” <text:s/>on the components have been replaced with a number. Each identifier is unique. In our example “R1”, “R2”, “U1”, “D1” and “J1”.</text:p>
        </text:list-item>
        <text:list-item>
          <text:p text:style-name="P6">Click on the “Schematic Electric Rules Check” button. Push the “Test ERC” button.</text:p>
        </text:list-item>
        <text:list-item>
          <text:p text:style-name="P6"><draw:frame draw:style-name="fr2" draw:name="graphics39" text:anchor-type="paragraph" svg:width="4.613cm" svg:height="1.409cm" draw:z-index="37"><draw:image xlink:href="Pictures/2000000700001BF90000088BA8CF900A.svm" xlink:type="simple" xlink:show="embed" xlink:actuate="onLoad"/></draw:frame>This will generate a report to inform you of any errors or warnings such as wires being disconnected. You should have 0 Errors and 0 Warnings. A small green arrow will appear in the location of the error if you have made a mistake. Check “Write erc report” and press the “Test ERC” button again to receive more information about the errors.</text:p>
        </text:list-item>
        <text:list-item>
          <text:p text:style-name="P6">Click on “Netlist generation” on the top toolbar.</text:p>
        </text:list-item>
        <text:list-item>
          <text:p text:style-name="P6"><draw:frame draw:style-name="fr2" draw:name="graphics73" text:anchor-type="paragraph" svg:width="3.306cm" svg:height="1.367cm" draw:z-index="72"><draw:image xlink:href="Pictures/20000007000010AD000006E4A0C394CA.svm" xlink:type="simple" xlink:show="embed" xlink:actuate="onLoad"/></draw:frame>Click “Netlist” then on “save” to the default file name.</text:p>
        </text:list-item>
        <text:list-item>
          <text:p text:style-name="P6">Click on <text:s/>“Run Cvpcb” on the top toolbar.</text:p>
        </text:list-item>
        <text:list-item>
          <text:p text:style-name="P6"><draw:frame draw:style-name="fr2" draw:name="graphics40" text:anchor-type="paragraph" svg:width="3.106cm" svg:height="1.609cm" draw:z-index="38"><draw:image xlink:href="Pictures/2000000700000FB6000008225A27DC5C.svm" xlink:type="simple" xlink:show="embed" xlink:actuate="onLoad"/></draw:frame>Cvpcb permits you to link footprints to components. </text:p>
        </text:list-item>
        <text:list-item>
          <text:p text:style-name="P6">In the light blue screen select “D1” and scroll down in the light green screen to “LEDV” and double click on it.</text:p>
        </text:list-item>
        <text:list-item>
          <text:p text:style-name="P6"><draw:frame draw:style-name="fr1" draw:name="graphics41" text:anchor-type="paragraph" svg:width="11.973cm" svg:height="8.059cm" draw:z-index="39"><draw:image xlink:href="Pictures/20000007000053EA0000387FE1FB5EF2.svm" xlink:type="simple" xlink:show="embed" xlink:actuate="onLoad"/></draw:frame>For “J1” select the “3PIN_6mm” footprint.</text:p>
        </text:list-item>
      </text:list>
      <text:p text:style-name="P5"/>
      <text:p text:style-name="P5"/>
      <text:list text:style-name="L1" text:continue-numbering="true">
        <text:list-item>
          <text:p text:style-name="P6">For “R1” and “R2” select the “R1” footprint from the light green screen.</text:p>
        </text:list-item>
        <text:list-item>
          <text:p text:style-name="P6">Select 8dip300 for “U1”. </text:p>
        </text:list-item>
        <text:list-item>
          <text:p text:style-name="P6">Click on “files”-&gt;”Save netlist”. The default “tute1.net” is fine therefore click save. </text:p>
        </text:list-item>
        <text:list-item>
          <text:p text:style-name="P6">Save the project by clicking on “files” -&gt; “Save Schematic Project”.</text:p>
        </text:list-item>
        <text:list-item>
          <text:p text:style-name="P6">Switch to KiCad main window.</text:p>
        </text:list-item>
        <text:list-item>
          <text:p text:style-name="P6">Select “Browse” -&gt; “Browse Files”.</text:p>
        </text:list-item>
        <text:list-item>
          <text:p text:style-name="P6"><draw:frame draw:style-name="fr1" draw:name="graphics38" text:anchor-type="paragraph" svg:width="7.4cm" svg:height="3.672cm" draw:z-index="36"><draw:image xlink:href="Pictures/20000007000024A700001231BD35513F.svm" xlink:type="simple" xlink:show="embed" xlink:actuate="onLoad"/></draw:frame>If an error message appears, choose your text browser. Most computers have one at “c:\windows\notepad.exe”.</text:p>
        </text:list-item>
        <text:list-item>
          <text:p text:style-name="P6">Select the “tute1.net” file. This will open your netlist file. It describes which components and which pins are connected to which pins. </text:p>
        </text:list-item>
        <text:list-item>
          <text:p text:style-name="P6">Now return back to the “EeSchema” window.</text:p>
        </text:list-item>
        <text:list-item>
          <text:p text:style-name="P6">To create a bill of materials click on the “Bill of materials” button on the top toolbar.</text:p>
        </text:list-item>
        <text:list-item>
          <text:p text:style-name="P6"><draw:frame draw:style-name="fr2" draw:name="graphics37" text:anchor-type="paragraph" svg:width="5.77cm" svg:height="1.715cm" draw:z-index="40"><draw:image xlink:href="Pictures/2000000700001F8E0000095FBAD02037.svm" xlink:type="simple" xlink:show="embed" xlink:actuate="onLoad"/></draw:frame>Click on “Create List” and the on “Save”.</text:p>
        </text:list-item>
        <text:list-item>
          <text:p text:style-name="P6">To view the file repeat step 120 and select “tute1.lst”.</text:p>
        </text:list-item>
        <text:list-item>
          <text:p text:style-name="P6">Now click on the “Run Pcbnew” button on the top toolbar.</text:p>
        </text:list-item>
        <text:list-item>
          <text:p text:style-name="P6"><draw:frame draw:style-name="fr2" draw:name="graphics42" text:anchor-type="paragraph" svg:width="3.406cm" svg:height="1.566cm" draw:z-index="41"><draw:image xlink:href="Pictures/20000007000012E1000008AF3399E6A0.svm" xlink:type="simple" xlink:show="embed" xlink:actuate="onLoad"/></draw:frame>The “Pcbnew” window will open.</text:p>
        </text:list-item>
        <text:list-item>
          <text:p text:style-name="P6">Click “OK” on the error message for the file not existing.</text:p>
        </text:list-item>
        <text:list-item>
          <text:p text:style-name="P6">Click on “files” -&gt; “Save board”.</text:p>
        </text:list-item>
        <text:list-item>
          <text:p text:style-name="P6">Click on “page settings” button on the top toolbar.</text:p>
        </text:list-item>
        <text:list-item>
          <text:p text:style-name="P6"><draw:frame draw:style-name="fr2" draw:name="graphics43" text:anchor-type="paragraph" svg:width="3.944cm" svg:height="1.533cm" draw:z-index="42"><draw:image xlink:href="Pictures/20000007000015A20000086815ACE844.svm" xlink:type="simple" xlink:show="embed" xlink:actuate="onLoad"/></draw:frame>Select “paper size” as “A4” and enter “title” as “Tute 1” .</text:p>
        </text:list-item>
        <text:list-item>
          <text:p text:style-name="P6">Click on “Dimensions” -&gt; “Tracks and Vias”.</text:p>
        </text:list-item>
        <text:list-item>
          <text:p text:style-name="P6"><draw:frame draw:style-name="fr1" draw:name="graphics45" text:anchor-type="paragraph" svg:width="6.475cm" svg:height="4.045cm" draw:z-index="44"><draw:image xlink:href="Pictures/20000007000021C20000151565C6FF99.svm" xlink:type="simple" xlink:show="embed" xlink:actuate="onLoad"/></draw:frame>Set the settings so that they correspond to your PCB manufacturing capabilities. (consult your PCB manufacturer for this information.) For our example increase clearance to 0.0150”.</text:p>
        </text:list-item>
        <text:list-item>
          <text:p text:style-name="P6">Click on the “Read Netlist” button on the top toolbar.</text:p>
        </text:list-item>
        <text:list-item>
          <text:p text:style-name="P6"><draw:frame draw:style-name="fr2" draw:name="graphics46" text:anchor-type="paragraph" svg:width="3.006cm" svg:height="1.307cm" draw:z-index="45"><draw:image xlink:href="Pictures/2000000700001231000007B8991D9497.svm" xlink:type="simple" xlink:show="embed" xlink:actuate="onLoad"/></draw:frame>Click the “Select” button select “tute1.net” and click on “open” and then click the “Read” button. Then click the “Close” button.</text:p>
        </text:list-item>
        <text:list-item>
          <text:p text:style-name="P6">The components will be placed in the top left hand corner just above the page, scroll up to see the components.</text:p>
        </text:list-item>
        <text:list-item>
          <text:p text:style-name="P6">Right click on a component select “move component” and position it in the middle of the page.</text:p>
        </text:list-item>
        <text:list-item>
          <text:p text:style-name="P6">Repeat previous step till all the components are in the middle of the page.</text:p>
        </text:list-item>
        <text:list-item>
          <text:p text:style-name="P6">Make sure that the “General ratsnest not show” button is on.</text:p>
        </text:list-item>
        <text:list-item>
          <text:p text:style-name="P6"><draw:frame draw:style-name="fr2" draw:name="graphics47" text:anchor-type="paragraph" svg:width="4.614cm" svg:height="1.48cm" draw:z-index="46"><draw:image xlink:href="Pictures/20000007000015E900000707E6F76D64.svm" xlink:type="simple" xlink:show="embed" xlink:actuate="onLoad"/></draw:frame>This will display the ratsnest, which is a set of lines showing which pin connects to which other pin.</text:p>
        </text:list-item>
        <text:list-item>
          <text:p text:style-name="P6">Move the components around till the ratsnest until you minimise the number of crossovers.</text:p>
        </text:list-item>
      </text:list>
      <text:p text:style-name="P5"><draw:frame draw:style-name="fr1" draw:name="graphics50" text:anchor-type="paragraph" svg:width="11.416cm" svg:height="7.641cm" draw:z-index="49"><draw:image xlink:href="Pictures/20000007000046B0000030C7AEA7CC98.svm" xlink:type="simple" xlink:show="embed" xlink:actuate="onLoad"/></draw:frame></text:p>
      <text:list text:style-name="L1" text:continue-numbering="true">
        <text:list-item>
          <text:p text:style-name="P6">If the ratsnest disappears or the screen gets messy right click and click “redraw”.</text:p>
        </text:list-item>
        <text:list-item>
          <text:p text:style-name="P6">Now we will connect up all except the ground wires on the “component side” (top layer).</text:p>
        </text:list-item>
        <text:list-item>
          <text:p text:style-name="P6">Click on the “Add Tracks an vias” button on the right toolbar.</text:p>
        </text:list-item>
        <text:list-item>
          <text:p text:style-name="P6"><draw:frame draw:style-name="fr2" draw:name="graphics48" text:anchor-type="paragraph" svg:width="2.533cm" svg:height="1.397cm" draw:z-index="47"><draw:image xlink:href="Pictures/2000000700000EBF0000082248D62CF7.svm" xlink:type="simple" xlink:show="embed" xlink:actuate="onLoad"/></draw:frame>Select “Component” out of the drag down menu on the top toolbar.</text:p>
        </text:list-item>
        <text:list-item>
          <text:p text:style-name="P6"><draw:frame draw:style-name="fr1" draw:name="graphics49" text:anchor-type="paragraph" svg:width="3.785cm" svg:height="2.828cm" draw:z-index="48"><draw:image xlink:href="Pictures/200000070000153900000FD90C442014.svm" xlink:type="simple" xlink:show="embed" xlink:actuate="onLoad"/></draw:frame>Click in the middle of pin 1 of “J1” and run a track to the pad “R2”.</text:p>
        </text:list-item>
        <text:list-item>
          <text:p text:style-name="P6">Repeat this process till all wires except pin 3 of J1 is connected.</text:p>
          <text:p text:style-name="P6"><draw:frame draw:style-name="fr1" draw:name="graphics51" text:anchor-type="paragraph" svg:width="11.763cm" svg:height="8.192cm" draw:z-index="50"><draw:image xlink:href="Pictures/20000007000046D300003154372D9B6A.svm" xlink:type="simple" xlink:show="embed" xlink:actuate="onLoad"/></draw:frame></text:p>
        </text:list-item>
        <text:list-item>
          <text:p text:style-name="P6">In the drag down menu on the top toolbar select Copper (bottom layer).</text:p>
        </text:list-item>
        <text:list-item>
          <text:p text:style-name="P6">Click on “Add tracks and vias” button (step 145).</text:p>
        </text:list-item>
        <text:list-item>
          <text:p text:style-name="P6">Draw a track between pin 3 of J1 and pin 8 of U1.</text:p>
        </text:list-item>
        <text:list-item>
          <text:p text:style-name="P6">Click on “Net highlight” button on the right toolbar.</text:p>
        </text:list-item>
        <text:list-item>
          <text:p text:style-name="P6"><draw:frame draw:style-name="fr2" draw:name="graphics54" text:anchor-type="paragraph" svg:width="1.889cm" svg:height="1.963cm" draw:z-index="55"><draw:image xlink:href="Pictures/2000000700000A9D00000B06D9CD10D5.svm" xlink:type="simple" xlink:show="embed" xlink:actuate="onLoad"/></draw:frame>Click on pin 3 of J1. It should turn yellow.</text:p>
        </text:list-item>
        <text:list-item>
          <text:p text:style-name="P6">Click on “Add Zones” button on the right toolbar.</text:p>
        </text:list-item>
      </text:list>
      <text:p text:style-name="P5"><draw:frame draw:style-name="fr2" draw:name="graphics52" text:anchor-type="paragraph" svg:width="1.923cm" svg:height="1.64cm" draw:z-index="51"><draw:image xlink:href="Pictures/200000070000095F000007FE7B845ACE.svm" xlink:type="simple" xlink:show="embed" xlink:actuate="onLoad"/></draw:frame></text:p>
      <text:list text:style-name="L1" text:continue-numbering="true">
        <text:list-item>
          <text:p text:style-name="P6">Trace around the outline of the board.</text:p>
        </text:list-item>
        <text:list-item>
          <text:p text:style-name="P6">Right click inside the area you have just traced.</text:p>
        </text:list-item>
        <text:list-item>
          <text:p text:style-name="P6">Click on “Fill Zones”.</text:p>
        </text:list-item>
        <text:list-item>
          <text:p text:style-name="P6">Select “Grid” “0.010”, “Pad options:” “Thermal”, “Zone edges orient:” “H,V” and then click on “Fill”.</text:p>
        </text:list-item>
        <text:list-item>
          <text:p text:style-name="P6"><draw:frame draw:style-name="fr1" draw:name="graphics53" text:anchor-type="paragraph" svg:width="9.904cm" svg:height="6.087cm" draw:z-index="52"><draw:image xlink:href="Pictures/20000007000034E900002085D63B6ABB.svm" xlink:type="simple" xlink:show="embed" xlink:actuate="onLoad"/></draw:frame>Your board should look like this.</text:p>
        </text:list-item>
      </text:list>
      <text:p text:style-name="P5"><draw:frame draw:style-name="fr1" draw:name="graphics56" text:anchor-type="paragraph" svg:width="10.149cm" svg:height="7.022cm" draw:z-index="56"><draw:image xlink:href="Pictures/200000070000706F00006945BBFC6A36.svm" xlink:type="simple" xlink:show="embed" xlink:actuate="onLoad"/></draw:frame></text:p>
      <text:list text:style-name="L1" text:continue-numbering="true">
        <text:list-item>
          <text:p text:style-name="P6">Now select “Edges Pcb” from the drag down menu in the top toolbar.</text:p>
        </text:list-item>
        <text:list-item>
          <text:p text:style-name="P6">Select the “Add graphic line or polygon” button on the right toolbar.</text:p>
        </text:list-item>
      </text:list>
      <text:p text:style-name="P5"><draw:frame draw:style-name="fr2" draw:name="graphics55" text:anchor-type="paragraph" svg:width="4.165cm" svg:height="1.533cm" draw:z-index="53"><draw:image xlink:href="Pictures/20000007000013D80000074EDA4D05F6.svm" xlink:type="simple" xlink:show="embed" xlink:actuate="onLoad"/></draw:frame></text:p>
      <text:list text:style-name="L1" text:continue-numbering="true">
        <text:list-item>
          <text:p text:style-name="P6">Trace around the edge of the board but remember to leave a small gap between the edge of the green and the edge of the PCB.</text:p>
        </text:list-item>
        <text:list-item>
          <text:p text:style-name="P6">Run a design rules check by clicking on “Pcb Design Rules Check”.</text:p>
        </text:list-item>
        <text:list-item>
          <text:p text:style-name="P6"><draw:frame draw:style-name="fr2" draw:name="graphics57" text:anchor-type="paragraph" svg:width="3.732cm" svg:height="1.397cm" draw:z-index="54"><draw:image xlink:href="Pictures/20000007000013270000072B48EDB218.svm" xlink:type="simple" xlink:show="embed" xlink:actuate="onLoad"/></draw:frame>Click on “Test DRC”. There should be no errors.</text:p>
        </text:list-item>
        <text:list-item>
          <text:p text:style-name="P6">Click on “List Unconn”. There should be no unconnected.</text:p>
        </text:list-item>
        <text:list-item>
          <text:p text:style-name="P6">Save your file by clicking on “files” -&gt; “Save board”.</text:p>
        </text:list-item>
        <text:list-item>
          <text:p text:style-name="P6">To view your board in 3d click on “3D Display” -&gt; “3D Display”.</text:p>
        </text:list-item>
        <text:list-item>
          <text:p text:style-name="P6"><draw:frame draw:style-name="fr2" draw:name="graphics58" text:anchor-type="paragraph" svg:width="3.362cm" svg:height="1.693cm" draw:z-index="57"><draw:image xlink:href="Pictures/20000007000012540000093C9805DBD9.svm" xlink:type="simple" xlink:show="embed" xlink:actuate="onLoad"/></draw:frame>You can drag your mouse around to rotate the PCB.</text:p>
          <text:p text:style-name="P6"><draw:frame draw:style-name="fr1" draw:name="graphics59" text:anchor-type="paragraph" svg:width="8.853cm" svg:height="7.703cm" draw:z-index="58"><draw:image xlink:href="Pictures/200000070000471A00003DDECEAFECA5.svm" xlink:type="simple" xlink:show="embed" xlink:actuate="onLoad"/></draw:frame></text:p>
        </text:list-item>
        <text:list-item>
          <text:p text:style-name="P6">Your board is complete, to send it off to a manufacturer you will need to generate a GERBER file.</text:p>
        </text:list-item>
        <text:list-item>
          <text:p text:style-name="P6">Click on “files” -&gt; “plot”.</text:p>
        </text:list-item>
        <text:list-item>
          <text:p text:style-name="P6">Select GERBER as the “plot format” and click on plot.</text:p>
        </text:list-item>
        <text:list-item>
          <text:p text:style-name="P6">To view GERBER files go to the main KiCad window.</text:p>
        </text:list-item>
        <text:list-item>
          <text:p text:style-name="P6">Click on the “GerbView” button.</text:p>
          <text:p text:style-name="P6"><draw:frame draw:style-name="fr2" draw:name="graphics61" text:anchor-type="paragraph" svg:width="7.823cm" svg:height="2.103cm" draw:z-index="60"><draw:image xlink:href="Pictures/200000070000303A00000CF49EADB3FD.svm" xlink:type="simple" xlink:show="embed" xlink:actuate="onLoad"/></draw:frame></text:p>
        </text:list-item>
        <text:list-item>
          <text:p text:style-name="P6">Click on “files” -&gt; “Load GERBER file”.</text:p>
          <text:p text:style-name="P6"><draw:frame draw:style-name="fr1" draw:name="graphics60" text:anchor-type="paragraph" svg:width="7.684cm" svg:height="4.219cm" draw:z-index="59"><draw:image xlink:href="Pictures/2000000700002B68000017D718DF64EE.svm" xlink:type="simple" xlink:show="embed" xlink:actuate="onLoad"/></draw:frame></text:p>
        </text:list-item>
        <text:list-item>
          <text:p text:style-name="P6">Select the file named “tute1_Copper.pho” and then on “open”.</text:p>
        </text:list-item>
        <text:list-item>
          <text:p text:style-name="P6">On the drag down menu select “Layer2”.</text:p>
        </text:list-item>
        <text:list-item>
          <text:p text:style-name="P6">Repeat steps 174 and 175 but this time load “tute1_component.pho”.</text:p>
        </text:list-item>
        <text:list-item>
          <text:p text:style-name="P6">Repeat steps 176 but choose “Layer3” then steps174 and 175 but this time load “tute1_SlkSCmp.pho”.</text:p>
        </text:list-item>
        <text:list-item>
          <text:p text:style-name="P6"><draw:frame draw:style-name="fr1" draw:name="graphics62" text:anchor-type="paragraph" svg:width="10.342cm" svg:height="7.511cm" draw:z-index="61"><draw:image xlink:href="Pictures/2000000700005D25000043A874660631.svm" xlink:type="simple" xlink:show="embed" xlink:actuate="onLoad"/></draw:frame>This way you can examine the layers that will be sent to production.</text:p>
        </text:list-item>
      </text:list>
      <text:p text:style-name="P5"/>
      <text:p text:style-name="P7">There is a extensive footprint library with KiCad, however on occasion you might find that the footprint that you need is not in a KiCad library. Follows are some steps for creating a surface mount footprint in KiCad. <text:s/></text:p>
      <text:p text:style-name="P5"/>
      <text:list text:style-name="L1" text:continue-numbering="true">
        <text:list-item>
          <text:p text:style-name="P6">To create a new PCB footprint switch back to “PCBnew”.</text:p>
        </text:list-item>
        <text:list-item>
          <text:p text:style-name="P6">Click on “Open Module Editor” on the top toolbar.</text:p>
        </text:list-item>
        <text:list-item>
          <text:p text:style-name="P6"><draw:frame draw:style-name="fr2" draw:name="graphics63" text:anchor-type="paragraph" svg:width="3.468cm" svg:height="1.464cm" draw:z-index="62"><draw:image xlink:href="Pictures/20000007000014420000088BFBC15F3A.svm" xlink:type="simple" xlink:show="embed" xlink:actuate="onLoad"/></draw:frame>This will open the “Module Editor”.</text:p>
        </text:list-item>
        <text:list-item>
          <text:p text:style-name="P6">Click on “select working library” on the top toolbar.</text:p>
        </text:list-item>
        <text:list-item>
          <text:p text:style-name="P6"><draw:frame draw:style-name="fr2" draw:name="graphics64" text:anchor-type="paragraph" svg:width="3.503cm" svg:height="1.413cm" draw:z-index="63"><draw:image xlink:href="Pictures/20000007000011C70000072B7AB3546E.svm" xlink:type="simple" xlink:show="embed" xlink:actuate="onLoad"/></draw:frame>For this exercise select the “connect” library.</text:p>
        </text:list-item>
        <text:list-item>
          <text:p text:style-name="P6">Click the “New Module” button on the top toolbar.</text:p>
        </text:list-item>
        <text:list-item>
          <text:p text:style-name="P6"><draw:frame draw:style-name="fr2" draw:name="graphics65" text:anchor-type="paragraph" svg:width="2.357cm" svg:height="1.473cm" draw:z-index="64"><draw:image xlink:href="Pictures/2000000700000C2100000795C4D74FA9.svm" xlink:type="simple" xlink:show="embed" xlink:actuate="onLoad"/></draw:frame>Enter “MYCONN3” as the “module reference”.</text:p>
        </text:list-item>
        <text:list-item>
          <text:p text:style-name="P6">In the middle of the screen a “MYCONN3” label will appear.</text:p>
        </text:list-item>
        <text:list-item>
          <text:p text:style-name="P6">Under the label will be “VAL**”.</text:p>
        </text:list-item>
        <text:list-item>
          <text:p text:style-name="P6">Right click on “MYCONN3” and move above “VAL**”.</text:p>
        </text:list-item>
        <text:list-item>
          <text:p text:style-name="P6">Right click on “VAL**”, select “Edit Text Mod” and rename it to “SMD”. </text:p>
        </text:list-item>
        <text:list-item>
          <text:p text:style-name="P6">Check the “no display” box.</text:p>
        </text:list-item>
        <text:list-item>
          <text:p text:style-name="P6">Select the “Add Pads” on the right toolbar. </text:p>
        </text:list-item>
        <text:list-item>
          <text:p text:style-name="P6"><draw:frame draw:style-name="fr2" draw:name="graphics66" text:anchor-type="paragraph" svg:width="1.45cm" svg:height="1.554cm" draw:z-index="65"><draw:image xlink:href="Pictures/20000007000007B800000845AAEB43F5.svm" xlink:type="simple" xlink:show="embed" xlink:actuate="onLoad"/></draw:frame>Click on the screen to place the pad.</text:p>
        </text:list-item>
        <text:list-item>
          <text:p text:style-name="P6">Right click on the new pad and click “edit”.</text:p>
        </text:list-item>
        <text:list-item>
          <text:p text:style-name="P6"><draw:frame draw:style-name="fr1" draw:name="graphics67" text:anchor-type="paragraph" svg:width="9.507cm" svg:height="10.987cm" draw:z-index="66"><draw:image xlink:href="Pictures/2000000700003ED50000489E1AFC004A.svm" xlink:type="simple" xlink:show="embed" xlink:actuate="onLoad"/></draw:frame>Set the “Pad Num” to “1”, “Pad Size X” to “0.4”, “Pad Size Y” to “0.8”, “Pad Shape” to “Rect” and “Pad Type” to “SMD”.Click “Ok”.</text:p>
        </text:list-item>
        <text:list-item>
          <text:p text:style-name="P6">Click on “Add Pads” again and place two more pads.</text:p>
        </text:list-item>
        <text:list-item>
          <text:p text:style-name="P6"><draw:frame draw:style-name="fr1" draw:name="graphics68" text:anchor-type="paragraph" svg:width="7.585cm" svg:height="4.849cm" draw:z-index="67"><draw:image xlink:href="Pictures/200000070000299D00001A98383FC3AD.svm" xlink:type="simple" xlink:show="embed" xlink:actuate="onLoad"/></draw:frame>Move the “MYCONN3” and “SMD” labels out of the way so it looks like above.</text:p>
        </text:list-item>
        <text:list-item>
          <text:p text:style-name="P6">Click on “Add graphic line or polygon” button in the right toolbar.</text:p>
        </text:list-item>
        <text:list-item>
          <text:p text:style-name="P6"><draw:frame draw:style-name="fr2" draw:name="graphics69" text:anchor-type="paragraph" svg:width="3.718cm" svg:height="1.609cm" draw:z-index="68"><draw:image xlink:href="Pictures/200000070000136E00000868C9B920BB.svm" xlink:type="simple" xlink:show="embed" xlink:actuate="onLoad"/></draw:frame>Draw an outline of the connector around the component. </text:p>
        </text:list-item>
        <text:list-item>
          <text:p text:style-name="P6"><draw:frame draw:style-name="fr1" draw:name="graphics70" text:anchor-type="paragraph" svg:width="4.27cm" svg:height="4.699cm" draw:z-index="69"><draw:image xlink:href="Pictures/2000000700002EB600003365D75DBDE3.svm" xlink:type="simple" xlink:show="embed" xlink:actuate="onLoad"/></draw:frame>Click on “Save Module in working directory” on the top toolbar.</text:p>
        </text:list-item>
        <text:list-item>
          <text:p text:style-name="P6"><draw:frame draw:style-name="fr2" draw:name="graphics71" text:anchor-type="paragraph" svg:width="4.531cm" svg:height="1.415cm" draw:z-index="70"><draw:image xlink:href="Pictures/20000007000017D700000771A5B51FAA.svm" xlink:type="simple" xlink:show="embed" xlink:actuate="onLoad"/></draw:frame>You can now return to PCB new and click on “Add modules” button on the right toolbar.</text:p>
          <text:p text:style-name="P6"><draw:frame draw:style-name="fr2" draw:name="graphics72" text:anchor-type="paragraph" svg:width="1.942cm" svg:height="1.565cm" draw:z-index="71"><draw:image xlink:href="Pictures/20000007000009EC000007FE30A08E29.svm" xlink:type="simple" xlink:show="embed" xlink:actuate="onLoad"/></draw:frame></text:p>
        </text:list-item>
        <text:list-item>
          <text:p text:style-name="P6">Click in the screen, and the module name window will pop-up.</text:p>
        </text:list-item>
        <text:list-item>
          <text:p text:style-name="P6">Select the module “MYCONN3” and place it on your PCB design.</text:p>
        </text:list-item>
      </text:list>
      <text:p text:style-name="P5"/>
      <text:p text:style-name="P5">This has been a quick tutorial on most of the features in KiCad. For more detailed instructions there is a detailed help file which can be accessed through all KiCad modules. Click on help -&gt; help.</text:p>
      <text:list text:style-name="L1" text:continue-numbering="true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Ari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2-16T11:41:49</meta:creation-date>
    <dc:date>2006-04-07T13:58:51</dc:date>
    <meta:print-date>2006-02-21T19:47:32</meta:print-date>
    <dc:language>en-GB</dc:language>
    <meta:editing-cycles>34</meta:editing-cycles>
    <meta:editing-duration>PT14H24M25S</meta:editing-duration>
    <meta:user-defined meta:name="Info 1"/>
    <meta:user-defined meta:name="Info 2"/>
    <meta:user-defined meta:name="Info 3"/>
    <meta:user-defined meta:name="Info 4"/>
    <meta:document-statistic meta:table-count="0" meta:image-count="73" meta:object-count="0" meta:page-count="18" meta:paragraph-count="217" meta:word-count="2736" meta:character-count="15351"/>
  </office:meta>
</office:document-meta>
</file>